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5DF54207B45173B877.png" manifest:media-type="image/png"/>
  <manifest:file-entry manifest:full-path="Pictures/1000000100000200000002009FB2391D830BE38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8f8f8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5">
      <style:graphic-properties draw:stroke="none" svg:stroke-color="#000000" draw:fill="none" draw:fill-color="#ffffff" draw:textarea-vertical-align="top" draw:auto-grow-height="true" draw:auto-grow-width="false" fo:max-height="0cm" fo:min-height="2.75cm"/>
      <style:paragraph-properties style:writing-mode="lr-tb"/>
    </style:style>
    <style:style style:name="pr1" style:family="presentation" style:parent-style-name="Default-title">
      <style:graphic-properties fo:min-height="10.142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44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3.18cm"/>
      <style:paragraph-properties style:writing-mode="lr-tb"/>
    </style:style>
    <style:style style:name="pr5" style:family="presentation" style:parent-style-name="Default-title">
      <style:graphic-properties fo:min-height="2.241cm"/>
      <style:paragraph-properties style:writing-mode="lr-tb"/>
    </style:style>
    <style:style style:name="pr6" style:family="presentation" style:parent-style-name="Default-outline1">
      <style:graphic-properties fo:min-height="10.798cm"/>
      <style:paragraph-properties style:writing-mode="lr-tb"/>
    </style:style>
    <style:style style:name="P1" style:family="paragraph">
      <style:text-properties fo:color="#299131" loext:opacity="100%"/>
    </style:style>
    <style:style style:name="P2" style:family="paragraph">
      <style:text-properties fo:font-size="38.7000007629395pt"/>
    </style:style>
    <style:style style:name="P3" style:family="paragraph">
      <loext:graphic-properties draw:fill-color="#ffffff"/>
      <style:text-properties fo:font-size="38.7000007629395pt"/>
    </style:style>
    <style:style style:name="P4" style:family="paragraph">
      <loext:graphic-properties draw:fill-color="#ffffff"/>
    </style:style>
    <style:style style:name="P5" style:family="paragraph">
      <style:text-properties fo:color="#2a6099" loext:opacity="100%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.389cm" fo:margin-bottom="0cm" fo:line-height="100%" fo:text-align="center" fo:text-indent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text-align="center" fo:text-indent="0cm"/>
      <style:text-properties fo:font-variant="normal" fo:text-transform="none" fo:color="#299131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weight="normal" style:font-weight-asian="normal" style:font-weight-complex="normal"/>
    </style:style>
    <style:style style:name="T1" style:family="text">
      <style:text-properties fo:color="#299131" loext:opacity="100%" fo:font-size="48pt" style:font-size-asian="60pt" style:font-size-complex="6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2a6099" loext:opacity="100%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Liberation Serif" fo:font-style="italic" style:font-style-asian="italic" style:font-style-complex="italic"/>
    </style:style>
    <style:style style:name="T8" style:family="text">
      <style:text-properties style:font-name="Liberation Serif"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4pt" style:font-size-asian="28pt" style:font-size-complex="28pt"/>
    </style:style>
    <style:style style:name="T10" style:family="text">
      <style:text-properties fo:font-size="22pt" style:font-size-asian="20pt" style:font-size-complex="20pt"/>
    </style:style>
    <style:style style:name="T11" style:family="text">
      <style:text-properties fo:font-size="24pt" style:font-size-asian="21pt" style:font-size-complex="21pt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2.859cm" svg:height="10.142cm" svg:x="1.27cm" svg:y="1.104cm" presentation:class="title" presentation:user-transformed="true">
          <draw:text-box>
            <text:p text:style-name="P1"><text:span text:style-name="T1">Tit for Tattling: Cooperation,</text:span><text:span text:style-name="T1"><text:line-break/></text:span><text:span text:style-name="T1">communication, and how each could</text:span><text:span text:style-name="T1"><text:line-break/></text:span><text:span text:style-name="T1">stabilize the other</text:span></text:p>
          </draw:text-box>
        </draw:frame>
        <draw:frame presentation:style-name="pr2" draw:text-style-name="P3" draw:layer="layout" svg:width="22.859cm" svg:height="5.445cm" svg:x="1.27cm" svg:y="11.488cm" presentation:class="subtitle" presentation:user-transformed="true">
          <draw:text-box>
            <text:p text:style-name="P2"><text:span text:style-name="T2">by</text:span></text:p>
            <text:p text:style-name="P2"><text:span text:style-name="T2">Victor Vikram Odouard and Michael Holton Price</text:span></text:p>
            <text:p text:style-name="P2"><text:span text:style-name="T2">Santa Fe Institute, 1399 Hyde Park Road, Santa Fe, NM 87501</text:span><text:span text:style-name="T2"><text:line-break/></text:span><text:span text:style-name="T2"><text:line-break/></text:span><text:span text:style-name="T2">Presentation by Emanuele Di Sa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5" draw:layer="layout" svg:width="22.859cm" svg:height="3.18cm" svg:x="1.27cm" svg:y="0.759cm" presentation:class="title">
          <draw:text-box>
            <text:p text:style-name="P5"><text:span text:style-name="T3">https://ncase.me/trust/</text:span></text:p>
          </draw:text-box>
        </draw:frame>
        <draw:frame draw:style-name="gr2" draw:text-style-name="P6" draw:layer="layout" svg:width="19.999cm" svg:height="14.54cm" svg:x="2.679cm" svg:y="3.939cm">
          <draw:image xlink:href="Pictures/10000001000002800000015DF54207B45173B877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2.859cm" svg:height="2.241cm" svg:x="1.27cm" svg:y="0.759cm" presentation:class="title" presentation:user-transformed="true">
          <draw:text-box>
            <text:p>The evolution of altruism</text:p>
          </draw:text-box>
        </draw:frame>
        <draw:frame presentation:style-name="pr6" draw:layer="layout" svg:width="22.859cm" svg:height="9.043cm" svg:x="1.27cm" svg:y="4.457cm" presentation:class="outline" presentation:user-transformed="true">
          <draw:text-box>
            <text:list text:style-name="L4">
              <text:list-item>
                <text:p><text:span text:style-name="T4">Altruism → Helping others at a personal cost</text:span></text:p>
              </text:list-item>
              <text:list-item>
                <text:p><text:span text:style-name="T4">All explaination for the evolution of altruism ensure that </text:span><text:span text:style-name="T4">altruists receive a second-order benefit that compensats </text:span><text:span text:style-name="T4">the initial cost</text:span></text:p>
              </text:list-item>
              <text:list-item>
                <text:p><text:span text:style-name="T4">Indirect reciprocity →individuals have their favors returned </text:span><text:span text:style-name="T4">even by third parties</text:span></text:p>
              </text:list-item>
              <text:list-item>
                <text:p><text:span text:style-name="T5">Communication </text:span><text:span text:style-name="T6">(in indirect reciprocity)</text:span><text:span text:style-name="T4"> is required to </text:span><text:span text:style-name="T4">disseminate reputation</text:span></text:p>
                <text:p><text:span text:style-name="T7"/></text:p>
              </text:list-item>
            </text:list>
          </draw:text-box>
        </draw:frame>
        <draw:frame draw:style-name="gr3" draw:text-style-name="P9" draw:layer="layout" svg:width="23.7cm" svg:height="3cm" svg:x="0.5cm" svg:y="14cm">
          <draw:text-box>
            <text:list text:style-name="L5">
              <text:list-header>
                <text:p text:style-name="P8"><text:span text:style-name="T8">Under what conditions does the interaction between signaling and cooperation stabilize both high levels of (altruistic) cooperation and truthful, informative, and effective communicatio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2.859cm" svg:height="3.151cm" svg:x="1.27cm" svg:y="0.304cm" presentation:class="title" presentation:user-transformed="true">
          <draw:text-box>
            <text:p text:style-name="P10">Cooperation, communication, stability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9">The agents evolve rules to</text:span></text:p>
              </text:list-item>
            </text:list>
            <text:list text:style-name="L6">
              <text:list-item>
                <text:list>
                  <text:list-item>
                    <text:p><text:span text:style-name="T10">Act in a prisoner’s dilemma</text:span></text:p>
                  </text:list-item>
                  <text:list-item>
                    <text:p><text:span text:style-name="T10">Communicate about the actions of others</text:span></text:p>
                  </text:list-item>
                </text:list>
              </text:list-item>
            </text:list>
            <text:list text:style-name="L7">
              <text:list-item>
                <text:p><text:span text:style-name="T11">Under the conditions that allow for a stable cooperative-</text:span><text:span text:style-name="T11">communicative state, agents</text:span></text:p>
              </text:list-item>
            </text:list>
            <text:list text:style-name="L8">
              <text:list-item>
                <text:list>
                  <text:list-item>
                    <text:p><text:span text:style-name="T2">act and signal according to an aligned </text:span><text:span text:style-name="T12">norm</text:span></text:p>
                  </text:list-item>
                  <text:list-item>
                    <text:p><text:span text:style-name="T2">occasionally deviate from their strategy</text:span></text:p>
                  </text:list-item>
                  <text:list-item>
                    <text:p><text:span text:style-name="T2">exert normative pressure on each other's signals → favors </text:span><text:span text:style-name="T2">truthfulnes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2.859cm" svg:height="2.241cm" svg:x="1.27cm" svg:y="0.759cm" presentation:class="title" presentation:user-transformed="true">
          <draw:text-box>
            <text:p>Background, Cooperation</text:p>
          </draw:text-box>
        </draw:frame>
        <draw:frame presentation:style-name="pr6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5">Strategy</text:span><text:span text:style-name="T4"> → set of rules for acting and signaling</text:span></text:p>
              </text:list-item>
              <text:list-item>
                <text:p><text:span text:style-name="T5">Norm</text:span><text:span text:style-name="T4"> → strategy that encodes a set of rules that is </text:span><text:span text:style-name="T4">followed by the large majority of a social group</text:span></text:p>
              </text:list-item>
              <text:list-item>
                <text:p><text:span text:style-name="T5">Standing</text:span><text:span text:style-name="T4"> → defined recursively: some-one is in good </text:span><text:span text:style-name="T4">standing if they cooperated, or if they defected against </text:span><text:span text:style-name="T4">someone in bad standing, and to cooperate with agents iff </text:span><text:span text:style-name="T4">they are in good standing</text:span></text:p>
              </text:list-item>
              <text:list-item>
                <text:p><text:span text:style-name="T5">Stern judging</text:span><text:span text:style-name="T4"> → similar to standing, additionally puts </text:span><text:span text:style-name="T4">those who cooperate with those in bad standing into bad </text:span><text:span text:style-name="T4">standing.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2.859cm" svg:height="2.241cm" svg:x="1.27cm" svg:y="0.759cm" presentation:class="title" presentation:user-transformed="true">
          <draw:text-box>
            <text:p>Background, Comunication</text:p>
          </draw:text-box>
        </draw:frame>
        <draw:frame presentation:style-name="pr6" draw:text-style-name="P11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The <text:span text:style-name="T9">stability of honest communication systems usually </text:span><text:span text:style-name="T9">rely on some kind of pressure on the signaler to be truthful</text:span></text:p>
              </text:list-item>
              <text:list-item>
                <text:p><text:span text:style-name="T9">In its basic form, communicating the reputations of others </text:span><text:span text:style-name="T9">places no such pressure on the signaler</text:span></text:p>
              </text:list-item>
              <text:list-item>
                <text:p><text:span text:style-name="T9">Truthfulness is not the only requirement: agents also need </text:span><text:span text:style-name="T9">to be forthcoming (actually share the information they </text:span><text:span text:style-name="T9">have)</text:span></text:p>
              </text:list-item>
              <text:list-item>
                <text:p><text:span text:style-name="T9">The stable strategy deals with it by treating failures to </text:span><text:span text:style-name="T9">signal in the same way it treats lying</text:span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2.859cm" svg:height="2.241cm" svg:x="1.27cm" svg:y="0.759cm" presentation:class="title" presentation:user-transformed="true">
          <draw:text-box>
            <text:p>Model 1: A first pass</text:p>
          </draw:text-box>
        </draw:frame>
        <draw:frame presentation:style-name="pr6" draw:layer="layout" svg:width="22.859cm" svg:height="11.048cm" svg:x="1.27cm" svg:y="4.457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2.859cm" svg:height="2.241cm" svg:x="1.27cm" svg:y="0.759cm" presentation:class="title" presentation:placeholder="true" presentation:user-transformed="true">
          <draw:text-box/>
        </draw:frame>
        <draw:frame presentation:style-name="pr6" draw:layer="layout" svg:width="22.859cm" svg:height="11.048cm" svg:x="1.27cm" svg:y="4.457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2.859cm" svg:height="2.241cm" svg:x="1.27cm" svg:y="0.759cm" presentation:class="title" presentation:placeholder="true" presentation:user-transformed="true">
          <draw:text-box/>
        </draw:frame>
        <draw:frame presentation:style-name="pr6" draw:layer="layout" svg:width="22.859cm" svg:height="11.048cm" svg:x="1.27cm" svg:y="4.457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2.859cm" svg:height="2.241cm" svg:x="1.27cm" svg:y="0.759cm" presentation:class="title" presentation:placeholder="true" presentation:user-transformed="true">
          <draw:text-box/>
        </draw:frame>
        <draw:frame presentation:style-name="pr6" draw:layer="layout" svg:width="22.859cm" svg:height="11.048cm" svg:x="1.27cm" svg:y="4.457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9cm" fo:margin-bottom="0cm" fo:text-indent="0cm"/>
      <style:text-properties fo:font-variant="normal" fo:text-transform="none" fo:color="#1c1c1c" loext:opacity="100%" style:text-outline="false" style:text-line-through-style="none" style:text-line-through-type="none" style:font-name="Liberation Sans" fo:font-family="'Liberation Sans'" style:font-family-generic="roman" style:font-pitch="variable" fo:font-size="2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color="#1c1c1c" loext:opacity="100%" fo:font-size="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color="#1c1c1c" loext:opacity="100%"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color="#1c1c1c" loext:opacity="100%"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color="#1c1c1c" loext:opacity="100%"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99131" loext:opacity="100%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26pt" style:font-size-asian="22pt" style:font-size-complex="22pt"/>
    </style:style>
    <style:style style:name="MT2" style:family="text">
      <style:text-properties fo:font-size="24pt" style:font-size-asian="21pt" style:font-size-complex="21pt"/>
    </style:style>
    <style:style style:name="MT3" style:family="text">
      <style:text-properties fo:font-size="22pt" style:font-size-asian="18pt" style:font-size-complex="18pt"/>
    </style:style>
    <style:style style:name="MT4" style:family="text">
      <style:text-properties fo:font-size="20pt" style:font-size-asian="14pt" style:font-size-complex="14pt"/>
    </style:style>
    <style:style style:name="MT5" style:family="text">
      <style:text-properties fo:color="#299131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2.859cm" svg:height="3.18cm" svg:x="1.27cm" svg:y="0.759cm" presentation:class="title">
        <draw:text-box>
          <text:p>Click to edit the title text format</text:p>
        </draw:text-box>
      </draw:frame>
      <draw:frame presentation:style-name="Mpr2" draw:layer="backgroundobjects" svg:width="22.859cm" svg:height="11.048cm" svg:x="1.27cm" svg:y="4.457cm" presentation:class="outline">
        <draw:text-box>
          <text:list text:style-name="ML3">
            <text:list-item>
              <text:p><text:span text:style-name="MT1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.051cm" svg:height="1.312cm" svg:x="8.731cm" svg:y="17.354cm" presentation:class="footer">
        <draw:text-box>
          <text:p text:style-name="MP5"><presentation:footer/></text:p>
        </draw:text-box>
      </draw:frame>
      <draw:frame presentation:style-name="Mpr3" draw:text-style-name="MP4" draw:layer="backgroundobjects" svg:width="5.917cm" svg:height="1.312cm" svg:x="18.211cm" svg:y="17.354cm" presentation:class="page-number">
        <draw:text-box>
          <text:p text:style-name="MP3"><text:span text:style-name="MT5"><text:page-number>&lt;number&gt;</text:page-number></text:span></text:p>
        </draw:text-box>
      </draw:frame>
      <draw:frame draw:style-name="Mgr3" draw:text-style-name="MP7" draw:layer="backgroundobjects" svg:width="0.857cm" svg:height="0.873cm" svg:x="1.277cm" svg:y="17.07cm">
        <draw:image xlink:href="Pictures/1000000100000200000002009FB2391D830BE380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1T20:59:26.117032001</meta:creation-date>
    <dc:date>2024-11-01T23:39:26.706261737</dc:date>
    <meta:editing-duration>PT4M3S</meta:editing-duration>
    <meta:editing-cycles>2</meta:editing-cycles>
    <meta:generator>LibreOffice/7.3.7.2$Linux_X86_64 LibreOffice_project/30$Build-2</meta:generator>
    <meta:document-statistic meta:object-count="62"/>
  </office:meta>
</office:document-meta>
</file>